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Unit and Acceptance Testing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ESite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2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11-12-17T22:39:16</meta:creation-date>
    <dc:language>fi-FI</dc:language>
    <meta:editing-cycles>2</meta:editing-cycles>
    <meta:editing-duration>PT47S</meta:editing-duration>
    <meta:initial-creator>cthos </meta:initial-creator>
    <dc:date>2011-12-17T22:39:56</dc:date>
    <dc:creator>cthos 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Grey.otp"/>
  </office:meta>
</office:document-meta>
</file>